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23665" officeooo:paragraph-rsid="00023665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wer Défen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30T13:00:22.983000000</meta:creation-date>
    <dc:date>2024-04-30T14:08:21.311000000</dc:date>
    <meta:editing-duration>PT1H8M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2.6.2$Windows_X86_64 LibreOffice_project/b0ec3a565991f7569a5a7f5d24fed7f52653d754</meta:generator>
  </office:meta>
</office:document-meta>
</file>